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1f77b6" officeooo:paragraph-rsid="001f77b6"/>
    </style:style>
    <style:style style:name="P2" style:family="paragraph" style:parent-style-name="Text_20_body">
      <style:text-properties officeooo:rsid="001f77b6" officeooo:paragraph-rsid="0044601e"/>
    </style:style>
    <style:style style:name="P3" style:family="paragraph" style:parent-style-name="Text_20_body">
      <style:text-properties officeooo:rsid="004cc5dd" officeooo:paragraph-rsid="004cc5dd"/>
    </style:style>
    <style:style style:name="T1" style:family="text">
      <style:text-properties fo:font-weight="bold" style:font-weight-asian="bold" style:font-weight-complex="bold"/>
    </style:style>
    <style:style style:name="T2" style:family="text">
      <style:text-properties fo:font-weight="bold" officeooo:rsid="001fd452" style:font-weight-asian="bold" style:font-weight-complex="bold"/>
    </style:style>
    <style:style style:name="T3" style:family="text">
      <style:text-properties officeooo:rsid="001fd452"/>
    </style:style>
    <style:style style:name="T4" style:family="text">
      <style:text-properties fo:font-weight="normal" officeooo:rsid="004cc5dd" style:font-weight-asian="normal" style:font-weight-complex="normal"/>
    </style:style>
    <style:style style:name="T5" style:family="text">
      <style:text-properties officeooo:rsid="0044601e"/>
    </style:style>
    <style:style style:name="T6" style:family="text">
      <style:text-properties officeooo:rsid="00492b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orationsdata</text:h>
      <text:p text:style-name="P2"><text:span text:style-name="T1">Namn:</text:span> Thomas Nordenmark<text:line-break/><text:span text:style-name="T1">LoginID:</text:span> thno1200<text:line-break/><text:span text:style-name="T1">Lab </text:span><text:span text:style-name="T2">nr</text:span><text:span text:style-name="T1">: </text:span><text:span text:style-name="T4">5</text:span><text:line-break/><text:span text:style-name="T1">Datum:</text:span> <text:span text:style-name="T6">2014-04-22</text:span><text:line-break/><text:span text:style-name="T1">Utvecklingsmiljö:</text:span> <text:span text:style-name="T3">Arch Linux x64, QT Creator IDE 3.0.1</text:span>, <text:span text:style-name="T5">QMake 2.01a, </text:span>G<text:span text:style-name="T3">CC</text:span> 4.8.2<text:line-break/></text:p>
      <text:h text:style-name="Heading_20_1" text:outline-level="1">Filer</text:h>
      <text:p text:style-name="P3">address.cpp<text:line-break/>address.h<text:line-break/>func.cpp<text:line-break/>func.h<text:line-break/>housingq.cpp<text:line-break/>housingq.h<text:line-break/>main.cpp<text:line-break/>name.cpp<text:line-break/>name.h<text:line-break/>person.cpp<text:line-break/>person.h<text:line-break/>queue.cpp<text:line-break/>queue.h</text:p>
      <text:p text:style-name="P1"/>
      <text:h text:style-name="Heading_20_1" text:outline-level="1">Slutsatser och kommentarer</text:h>
      <text:p text:style-name="P3">Slutsatsen är att det är svårt med pekare. Programmet fungerar nu som det ska förutom en liten detalj. Om man skriver in ett icke existerande värde när man ska radera person så kraschar programmet med Segmentation fault, vilket tode betyda att det någonstans pekas eller läses utanför listan eller till en node som inte finns. Jag har debuggat och felsökt men kommer inte fram till någon lösning för det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sv" fo:country="SE" style:letter-kerning="true" style:font-name-asian="Arial2"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2pt" fo:language="sv" fo:country="SE" style:letter-kerning="true" style:font-name-asian="Arial2"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Arial1" fo:font-family="Arial" style:font-family-generic="swiss" style:font-pitch="variable" fo:font-size="14pt" style:font-name-asian="Arial2" style:font-family-asian="Arial"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Nordenmark</meta:initial-creator>
    <meta:creation-date>2013-11-05T16:25:21.528950812</meta:creation-date>
    <dc:date>2014-04-22T16:46:10.692477003</dc:date>
    <dc:creator>Thomas Nordenmark</dc:creator>
    <meta:editing-duration>PT1H27M10S</meta:editing-duration>
    <meta:editing-cycles>54</meta:editing-cycles>
    <meta:generator>LibreOffice/4.2.3.3$Linux_X86_64 LibreOffice_project/420m0$Build-3</meta:generator>
    <meta:document-statistic meta:table-count="0" meta:image-count="0" meta:object-count="0" meta:page-count="1" meta:paragraph-count="6" meta:word-count="109" meta:character-count="726" meta:non-whitespace-character-count="621"/>
  </office:meta>
</office:document-meta>
</file>